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17.75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4" table:default-cell-style-name="Default"/>
        <table:table-column table:style-name="co3" table:number-columns-repeated="1008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Epidemiological Week</text:p>
          </table:table-cell>
          <table:table-cell table:number-columns-repeated="5"/>
          <table:table-cell office:value-type="string" calcext:value-type="string">
            <text:p>Incidence Rate</text:p>
          </table:table-cell>
          <table:table-cell/>
          <table:table-cell office:value-type="string" calcext:value-type="string">
            <text:p>Death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36,2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14" calcext:value-type="float">
            <text:p>5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8,6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324,1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9,1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 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367" calcext:value-type="float">
            <text:p>3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2,8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9.34" calcext:value-type="float">
            <text:p>59.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,8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5,80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1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4,154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6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4,3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4.91" calcext:value-type="float">
            <text:p>17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1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4,675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3.38" calcext:value-type="float">
            <text:p>83.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1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1,78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.96" calcext:value-type="float">
            <text:p>44.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90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33,690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4.02" calcext:value-type="float">
            <text:p>74.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3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string" calcext:value-type="string">
            <text:p>11,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6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05" calcext:value-type="float">
            <text:p>80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8.19" calcext:value-type="float">
            <text:p>298.19</text:p>
          </table:table-cell>
          <table:table-cell office:value-type="float" office:value="0" calcext:value-type="float">
            <text:p>0</text:p>
          </table:table-cell>
          <table:table-cell office:value-type="float" office:value="276" calcext:value-type="float">
            <text:p>2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22" calcext:value-type="float">
            <text:p>7.22</text:p>
          </table:table-cell>
          <table:table-cell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96" calcext:value-type="float">
            <text:p>3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13" calcext:value-type="float">
            <text:p>4.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float" office:value="968" calcext:value-type="float">
            <text:p>968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75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19,327</text:p>
          </table:table-cell>
          <table:table-cell office:value-type="string" calcext:value-type="string">
            <text:p>1,1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88.44" calcext:value-type="float">
            <text:p>188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,88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18,889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9.16" calcext:value-type="float">
            <text:p>39.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8,6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1,7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38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3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3,107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.07" calcext:value-type="float">
            <text:p>1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51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41,611</text:p>
          </table:table-cell>
          <table:table-cell office:value-type="string" calcext:value-type="string">
            <text:p>3,1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2.26" calcext:value-type="float">
            <text:p>32.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38,82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3,394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8.47" calcext:value-type="float">
            <text:p>8.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3,8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13,464</text:p>
          </table:table-cell>
          <table:table-cell office:value-type="string" calcext:value-type="string">
            <text:p>102,6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3.12" calcext:value-type="float">
            <text:p>103.1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9,56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8,1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862" calcext:value-type="float">
            <text:p>8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7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344" calcext:value-type="float">
            <text:p>344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117,720</text:p>
          </table:table-cell>
          <table:table-cell office:value-type="string" calcext:value-type="string">
            <text:p>102,998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9.22" calcext:value-type="float">
            <text:p>79.2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78,6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8.82" calcext:value-type="float">
            <text:p>58.8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2.55" calcext:value-type="float">
            <text:p>42.5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17.54" calcext:value-type="float">
            <text:p>617.54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393" calcext:value-type="float">
            <text:p>3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55" calcext:value-type="float">
            <text:p>29.55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4.21" calcext:value-type="float">
            <text:p>84.21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g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49" calcext:value-type="float">
            <text:p>14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66.22" calcext:value-type="float">
            <text:p>366.22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2.79" calcext:value-type="float">
            <text:p>92.79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9.33" calcext:value-type="float">
            <text:p>19.33</text:p>
          </table:table-cell>
          <table:table-cell office:value-type="float" office:value="0" calcext:value-type="float">
            <text:p>0</text:p>
          </table:table-cell>
          <table:table-cell office:value-type="float" office:value="771" calcext:value-type="float">
            <text:p>7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31" calcext:value-type="float">
            <text:p>7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,8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 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3.85" calcext:value-type="float">
            <text:p>53.85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9.51" calcext:value-type="float">
            <text:p>69.51</text:p>
          </table:table-cell>
          <table:table-cell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1.96" calcext:value-type="float">
            <text:p>151.96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9.27" calcext:value-type="float">
            <text:p>29.2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g</text:p>
          </table:table-cell>
          <table:table-cell/>
          <table:table-cell office:value-type="string" calcext:value-type="string">
            <text:p>Week</text:p>
          </table:table-cell>
          <table:table-cell table:number-columns-repeated="3"/>
          <table:table-cell office:value-type="float" office:value="575" calcext:value-type="float">
            <text:p>57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22" calcext:value-type="float">
            <text:p>43.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,36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.14" calcext:value-type="float">
            <text:p>43.1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g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2.35" calcext:value-type="float">
            <text:p>32.3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table:number-columns-repeated="9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2,594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33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4"/>
          <table:table-cell office:value-type="string" calcext:value-type="string">
            <text:p>196,586</text:p>
          </table:table-cell>
          <table:table-cell office:value-type="string" calcext:value-type="string">
            <text:p>107,537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30.47" calcext:value-type="float">
            <text:p>30.4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998,01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 Epidemiological Week for which information is available.</text:p>
          </table:table-cell>
          <table:table-cell table:number-columns-repeated="102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8:46</meta:creation-date>
    <dc:date>2018-09-01T10:08:46</dc:date>
    <meta:generator>LibreOffice/5.1.6.2$Linux_X86_64 LibreOffice_project/10m0$Build-2</meta:generator>
    <meta:document-statistic meta:table-count="1" meta:cell-count="48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